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2417307534539090047"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e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1140047559599542048"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effect of the measurement scale on the relationship type is an important but relatively unexamined area of structural modeling. <text:s/>The examples in Appendix 2 – GMU ISM Software of “A Handbook of Interactive Management,” used the nominal scale and the ordinal scale. <text:s/>The clustering example used the participants collective knowledge to determine which objects belonged in a specific group. <text:s/>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measure. <text:s/>If interval knowledge and information associated with the near relationship is available to support the system structuring activity, then scoped transitivity may be useful in some cases.</text:p>
      <text:p text:style-name="P5"/>
      <text:p text:style-name="P3">Proposed New Process Interfaces And Representations:</text:p>
      <text:p text:style-name="P5"><text:soft-page-break/><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5T17:49:29</dc:date>
    <dc:creator>Joseph Simpson</dc:creator>
    <meta:editing-duration>P18DT7H34M15S</meta:editing-duration>
    <meta:editing-cycles>45</meta:editing-cycles>
    <meta:generator>OpenOffice/4.1.5$Unix OpenOffice.org_project/415m1$Build-9789</meta:generator>
    <meta:document-statistic meta:table-count="1" meta:image-count="1" meta:object-count="0" meta:page-count="6" meta:paragraph-count="93" meta:word-count="1976" meta:character-count="13419"/>
  </office:meta>
</office:document-meta>
</file>